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1.72cm" svg:height="16.929cm" svg:x="4.625cm" svg:y="0.458cm">
            <draw:object draw:notify-on-update-of-ranges="Sheet1.A2:Sheet1.A97 Sheet1.B1:Sheet1.B1 Sheet1.B2:Sheet1.B9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transactions_coun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99" calcext:value-type="float">
            <text:p>44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403" calcext:value-type="float">
            <text:p>184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197" calcext:value-type="float">
            <text:p>381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6707" calcext:value-type="float">
            <text:p>567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8086" calcext:value-type="float">
            <text:p>6808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1597" calcext:value-type="float">
            <text:p>7159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4234" calcext:value-type="float">
            <text:p>742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3298" calcext:value-type="float">
            <text:p>732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9900" calcext:value-type="float">
            <text:p>699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6879" calcext:value-type="float">
            <text:p>6687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1533" calcext:value-type="float">
            <text:p>615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5586" calcext:value-type="float">
            <text:p>5558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7059" calcext:value-type="float">
            <text:p>4705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1883" calcext:value-type="float">
            <text:p>418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813" calcext:value-type="float">
            <text:p>348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8894" calcext:value-type="float">
            <text:p>2889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731" calcext:value-type="float">
            <text:p>237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610" calcext:value-type="float">
            <text:p>216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719" calcext:value-type="float">
            <text:p>187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177" calcext:value-type="float">
            <text:p>1717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986" calcext:value-type="float">
            <text:p>1598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202" calcext:value-type="float">
            <text:p>1520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327" calcext:value-type="float">
            <text:p>133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988" calcext:value-type="float">
            <text:p>1198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694" calcext:value-type="float">
            <text:p>1069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10" calcext:value-type="float">
            <text:p>961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785" calcext:value-type="float">
            <text:p>778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950" calcext:value-type="float">
            <text:p>69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77" calcext:value-type="float">
            <text:p>63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409" calcext:value-type="float">
            <text:p>540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575" calcext:value-type="float">
            <text:p>457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277" calcext:value-type="float">
            <text:p>427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417" calcext:value-type="float">
            <text:p>341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369" calcext:value-type="float">
            <text:p>33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224" calcext:value-type="float">
            <text:p>322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975" calcext:value-type="float">
            <text:p>297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771" calcext:value-type="float">
            <text:p>277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635" calcext:value-type="float">
            <text:p>163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42" calcext:value-type="float">
            <text:p>942</text:p>
          </table:table-cell>
        </table:table-row>
        <table:table-row table:style-name="ro2" table:number-rows-repeated="4">
          <table:table-cell table:number-columns-repeated="2"/>
        </table:table-row>
        <table:table-row table:style-name="ro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B9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date>2015-02-16T16:12:48.534165690</dc:date>
    <meta:editing-duration>PT38S</meta:editing-duration>
    <meta:editing-cycles>2</meta:editing-cycles>
    <meta:document-statistic meta:table-count="1" meta:cell-count="1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721cm" svg:height="16.93cm" xlink:href=".." xlink:type="simple" chart:class="chart:bar" chart:style-name="ch1">
        <chart:title svg:x="8.184cm" svg:y="0.474cm" chart:style-name="ch2">
          <text:p>Customer Age Distribution</text:p>
        </chart:title>
        <chart:legend chart:legend-position="top" svg:x="9.132cm" svg:y="1.802cm" style:legend-expansion="wide" chart:style-name="ch3"/>
        <chart:plot-area chart:style-name="ch4" table:cell-range-address="Sheet1.A1:Sheet1.B97" chart:data-source-has-labels="both" svg:x="1.445cm" svg:y="3.076cm" svg:width="19.408cm" svg:height="12.535cm">
          <chartooo:coordinate-region svg:x="2.622cm" svg:y="3.275cm" svg:width="18.231cm" svg:height="11.412cm"/>
          <chart:axis chart:dimension="x" chart:name="primary-x" chart:style-name="ch5" chartooo:axis-type="auto">
            <chartooo:date-scale/>
            <chart:title svg:x="10.801cm" svg:y="15.949cm" chart:style-name="ch6">
              <text:p>Age</text:p>
            </chart:title>
            <chart:categories table:cell-range-address="Sheet1.A2:Sheet1.A97"/>
          </chart:axis>
          <chart:axis chart:dimension="y" chart:name="primary-y" chart:style-name="ch7">
            <chart:title svg:x="0.451cm" svg:y="10.975cm" chart:style-name="ch8">
              <text:p>Number of Customers</text:p>
            </chart:title>
            <chart:grid chart:style-name="ch9" chart:class="major"/>
          </chart:axis>
          <chart:series chart:style-name="ch10" chart:values-cell-range-address="Sheet1.B2:Sheet1.B97" chart:label-cell-address="Sheet1.B1:Sheet1.B1" chart:class="chart:bar">
            <chart:data-point chart:repeated="9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_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97</svg:desc>
                </draw:g>
              </table:table-cell>
              <table:table-cell office:value-type="float" office:value="1">
                <text:p>1</text:p>
                <draw:g>
                  <svg:desc>Sheet1.B2:Sheet1.B97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4499">
                <text:p>449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8403">
                <text:p>1840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8197">
                <text:p>3819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56707">
                <text:p>5670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68086">
                <text:p>6808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71597">
                <text:p>71597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74234">
                <text:p>7423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73298">
                <text:p>7329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69900">
                <text:p>699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6879">
                <text:p>6687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61533">
                <text:p>6153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5586">
                <text:p>55586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47059">
                <text:p>4705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41883">
                <text:p>4188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4813">
                <text:p>3481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8894">
                <text:p>2889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3731">
                <text:p>2373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1610">
                <text:p>21610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8719">
                <text:p>1871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7177">
                <text:p>17177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5986">
                <text:p>1598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5202">
                <text:p>152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3327">
                <text:p>1332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1988">
                <text:p>11988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0694">
                <text:p>10694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9610">
                <text:p>9610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7785">
                <text:p>7785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6950">
                <text:p>695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6377">
                <text:p>637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409">
                <text:p>5409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4575">
                <text:p>457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4277">
                <text:p>4277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3417">
                <text:p>3417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3224">
                <text:p>3224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975">
                <text:p>2975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771">
                <text:p>2771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635">
                <text:p>163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2">
                <text:p>9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